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is is a sample .odp fi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e answer you’re looking for: 7748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8:36:22.260144968</meta:creation-date>
    <dc:date>2025-10-24T18:36:51.552473499</dc:date>
    <meta:editing-duration>PT29S</meta:editing-duration>
    <meta:editing-cycles>1</meta:editing-cycles>
    <meta:document-statistic meta:object-count="25"/>
    <meta:generator>LibreOffice/24.2.7.2$Linux_X86_64 LibreOffice_project/420$Build-2</meta:generator>
  </office:meta>
</office:document-meta>
</file>